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DejaVu Sans1" svg:font-family="'DejaVu Sans'"/>
    <style:font-face style:name="SimSun" svg:font-family="SimSun, FZShuSong-Z01"/>
    <style:font-face style:name="sans-serif" svg:font-family="sans-serif"/>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font-size="12pt" style:font-size-asian="12pt" style:font-name-complex="DejaVu Sans1" style:font-size-complex="12pt"/>
    </style:style>
    <style:style style:name="P2" style:family="paragraph" style:parent-style-name="Standard">
      <style:paragraph-properties fo:text-align="justify" style:justify-single-word="false"/>
      <style:text-properties style:font-name="DejaVu Sans" fo:font-size="12pt" officeooo:rsid="0019b12f" officeooo:paragraph-rsid="0017a6b1" style:font-size-asian="12pt" style:font-name-complex="DejaVu Sans1" style:font-size-complex="12pt"/>
    </style:style>
    <style:style style:name="P3" style:family="paragraph" style:parent-style-name="Standard">
      <style:paragraph-properties fo:text-align="justify" style:justify-single-word="false"/>
      <style:text-properties style:font-name="DejaVu Sans" fo:font-size="12pt" officeooo:rsid="0060d443" officeooo:paragraph-rsid="0060d443" style:font-size-asian="12pt" style:font-name-complex="DejaVu Sans1" style:font-size-complex="12pt"/>
    </style:style>
    <style:style style:name="P4" style:family="paragraph" style:parent-style-name="Standard">
      <style:paragraph-properties fo:text-align="justify" style:justify-single-word="false"/>
      <style:text-properties style:font-name="DejaVu Sans" fo:font-size="12pt" style:font-size-asian="12pt" style:font-size-complex="12pt"/>
    </style:style>
    <style:style style:name="P5" style:family="paragraph" style:parent-style-name="Standard">
      <style:paragraph-properties fo:text-align="justify" style:justify-single-word="false"/>
      <style:text-properties style:font-name="DejaVu Sans" fo:font-size="12pt" officeooo:rsid="0017a6b1" officeooo:paragraph-rsid="0017a6b1" style:font-size-asian="12pt" style:font-size-complex="12pt"/>
    </style:style>
    <style:style style:name="P6" style:family="paragraph" style:parent-style-name="Standard">
      <style:paragraph-properties fo:text-align="justify" style:justify-single-word="false"/>
      <style:text-properties style:font-name="DejaVu Sans" fo:font-size="12pt" officeooo:rsid="0017a6b1" officeooo:paragraph-rsid="002a3c16" style:font-size-asian="12pt" style:font-size-complex="12pt"/>
    </style:style>
    <style:style style:name="P7" style:family="paragraph" style:parent-style-name="Standard">
      <style:paragraph-properties fo:text-align="justify" style:justify-single-word="false"/>
      <style:text-properties style:font-name="DejaVu Sans" fo:font-size="12pt" officeooo:rsid="001ba6e0" officeooo:paragraph-rsid="001ba6e0" style:font-size-asian="12pt" style:font-size-complex="12pt"/>
    </style:style>
    <style:style style:name="P8" style:family="paragraph" style:parent-style-name="Standard">
      <style:paragraph-properties fo:text-align="justify" style:justify-single-word="false"/>
      <style:text-properties style:font-name="DejaVu Sans" fo:font-size="12pt" officeooo:rsid="00224578" officeooo:paragraph-rsid="00224578" style:font-size-asian="12pt" style:font-size-complex="12pt"/>
    </style:style>
    <style:style style:name="P9" style:family="paragraph" style:parent-style-name="Standard">
      <style:paragraph-properties fo:text-align="justify" style:justify-single-word="false"/>
      <style:text-properties style:font-name="DejaVu Sans" fo:font-size="12pt" officeooo:rsid="0027046a" officeooo:paragraph-rsid="00277ad2" style:font-size-asian="12pt" style:font-size-complex="12pt"/>
    </style:style>
    <style:style style:name="P10" style:family="paragraph" style:parent-style-name="Standard">
      <style:paragraph-properties fo:text-align="justify" style:justify-single-word="false"/>
      <style:text-properties style:font-name="DejaVu Sans" fo:font-size="12pt" officeooo:rsid="00277ad2" officeooo:paragraph-rsid="00277ad2" style:font-size-asian="12pt" style:font-size-complex="12pt"/>
    </style:style>
    <style:style style:name="P11" style:family="paragraph" style:parent-style-name="Standard">
      <style:paragraph-properties fo:text-align="justify" style:justify-single-word="false"/>
      <style:text-properties style:font-name="DejaVu Sans" fo:font-size="12pt" officeooo:rsid="002ac63f" officeooo:paragraph-rsid="002ac63f" style:font-size-asian="12pt" style:font-size-complex="12pt"/>
    </style:style>
    <style:style style:name="P12" style:family="paragraph" style:parent-style-name="Standard">
      <style:paragraph-properties fo:text-align="justify" style:justify-single-word="false"/>
      <style:text-properties style:font-name="DejaVu Sans" fo:font-size="12pt" officeooo:rsid="00219aff" officeooo:paragraph-rsid="002ba1eb" style:font-size-asian="12pt" style:font-size-complex="12pt"/>
    </style:style>
    <style:style style:name="P13" style:family="paragraph" style:parent-style-name="Standard">
      <style:paragraph-properties fo:text-align="justify" style:justify-single-word="false"/>
      <style:text-properties style:font-name="DejaVu Sans" fo:font-size="12pt" officeooo:rsid="002ba1eb" officeooo:paragraph-rsid="002ba1eb" style:font-size-asian="12pt" style:font-size-complex="12pt"/>
    </style:style>
    <style:style style:name="P14" style:family="paragraph" style:parent-style-name="Standard">
      <style:paragraph-properties fo:text-align="justify" style:justify-single-word="false"/>
      <style:text-properties style:font-name="DejaVu Sans" fo:font-size="12pt" officeooo:rsid="002d9464" officeooo:paragraph-rsid="002d9464" style:font-size-asian="12pt" style:font-size-complex="12pt"/>
    </style:style>
    <style:style style:name="P15" style:family="paragraph" style:parent-style-name="Standard">
      <style:paragraph-properties fo:text-align="justify" style:justify-single-word="false"/>
      <style:text-properties style:font-name="DejaVu Sans" fo:font-size="12pt" officeooo:rsid="00331aaf" officeooo:paragraph-rsid="00478812" style:font-size-asian="12pt" style:font-size-complex="12pt"/>
    </style:style>
    <style:style style:name="P16" style:family="paragraph" style:parent-style-name="Standard">
      <style:paragraph-properties fo:text-align="justify" style:justify-single-word="false"/>
      <style:text-properties style:font-name="DejaVu Sans" fo:font-size="12pt" officeooo:rsid="00331aaf" officeooo:paragraph-rsid="00499126" style:font-size-asian="12pt" style:font-size-complex="12pt"/>
    </style:style>
    <style:style style:name="P17" style:family="paragraph" style:parent-style-name="Standard">
      <style:paragraph-properties fo:text-align="justify" style:justify-single-word="false"/>
      <style:text-properties style:font-name="DejaVu Sans" fo:font-size="12pt" officeooo:rsid="00331aaf" officeooo:paragraph-rsid="004cc093" style:font-size-asian="12pt" style:font-size-complex="12pt"/>
    </style:style>
    <style:style style:name="P18" style:family="paragraph" style:parent-style-name="Standard">
      <style:paragraph-properties fo:text-align="justify" style:justify-single-word="false"/>
      <style:text-properties style:font-name="DejaVu Sans" fo:font-size="12pt" officeooo:rsid="00331aaf" officeooo:paragraph-rsid="004d30eb" style:font-size-asian="12pt" style:font-size-complex="12pt"/>
    </style:style>
    <style:style style:name="P19" style:family="paragraph" style:parent-style-name="Standard">
      <style:paragraph-properties fo:text-align="justify" style:justify-single-word="false"/>
      <style:text-properties style:font-name="DejaVu Sans" fo:font-size="12pt" officeooo:rsid="002f80d5" officeooo:paragraph-rsid="003631f5" style:font-size-asian="12pt" style:font-size-complex="12pt"/>
    </style:style>
    <style:style style:name="P20" style:family="paragraph" style:parent-style-name="Standard">
      <style:paragraph-properties fo:text-align="justify" style:justify-single-word="false"/>
      <style:text-properties style:font-name="DejaVu Sans" fo:font-size="12pt" officeooo:rsid="002f80d5" officeooo:paragraph-rsid="0037b250" style:font-size-asian="12pt" style:font-size-complex="12pt"/>
    </style:style>
    <style:style style:name="P21" style:family="paragraph" style:parent-style-name="Standard">
      <style:paragraph-properties fo:text-align="justify" style:justify-single-word="false"/>
      <style:text-properties style:font-name="DejaVu Sans" fo:font-size="12pt" officeooo:rsid="003a752b" officeooo:paragraph-rsid="003a752b" style:font-size-asian="12pt" style:font-size-complex="12pt"/>
    </style:style>
    <style:style style:name="P22" style:family="paragraph" style:parent-style-name="Standard">
      <style:paragraph-properties fo:text-align="justify" style:justify-single-word="false"/>
      <style:text-properties style:font-name="DejaVu Sans" fo:font-size="12pt" officeooo:rsid="004d30eb" officeooo:paragraph-rsid="0035162c" style:font-size-asian="12pt" style:font-size-complex="12pt"/>
    </style:style>
    <style:style style:name="P23" style:family="paragraph" style:parent-style-name="Standard">
      <style:paragraph-properties fo:text-align="justify" style:justify-single-word="false"/>
      <style:text-properties style:font-name="DejaVu Sans" fo:font-size="12pt" officeooo:rsid="0035162c" officeooo:paragraph-rsid="004cc093" style:font-size-asian="12pt" style:font-size-complex="12pt"/>
    </style:style>
    <style:style style:name="P24" style:family="paragraph" style:parent-style-name="Standard">
      <style:paragraph-properties fo:text-align="justify" style:justify-single-word="false"/>
      <style:text-properties style:font-name="DejaVu Sans" fo:font-size="12pt" officeooo:rsid="004dd9d7" officeooo:paragraph-rsid="004dd9d7" style:font-size-asian="12pt" style:font-size-complex="12pt"/>
    </style:style>
    <style:style style:name="P25" style:family="paragraph" style:parent-style-name="Standard">
      <style:paragraph-properties fo:text-align="justify" style:justify-single-word="false"/>
      <style:text-properties style:font-name="DejaVu Sans" fo:font-size="12pt" officeooo:rsid="004f6933" officeooo:paragraph-rsid="004fc49a" style:font-size-asian="12pt" style:font-size-complex="12pt"/>
    </style:style>
    <style:style style:name="P26" style:family="paragraph" style:parent-style-name="Standard">
      <style:paragraph-properties fo:text-align="justify" style:justify-single-word="false"/>
      <style:text-properties style:font-name="DejaVu Sans" fo:font-size="12pt" officeooo:rsid="005791dc" officeooo:paragraph-rsid="005791dc" style:font-size-asian="12pt" style:font-size-complex="12pt"/>
    </style:style>
    <style:style style:name="P27" style:family="paragraph" style:parent-style-name="Standard">
      <style:paragraph-properties fo:text-align="justify" style:justify-single-word="false"/>
      <style:text-properties style:font-name="DejaVu Sans" fo:font-size="12pt" officeooo:rsid="004fc49a" officeooo:paragraph-rsid="004fc49a" style:font-size-asian="12pt" style:font-size-complex="12pt"/>
    </style:style>
    <style:style style:name="P28" style:family="paragraph" style:parent-style-name="Standard">
      <style:paragraph-properties fo:text-align="justify" style:justify-single-word="false"/>
      <style:text-properties style:font-name="DejaVu Sans" fo:font-size="12pt" officeooo:rsid="004fc49a" officeooo:paragraph-rsid="005e2fda" style:font-size-asian="12pt" style:font-size-complex="12pt"/>
    </style:style>
    <style:style style:name="P29" style:family="paragraph" style:parent-style-name="Standard">
      <style:paragraph-properties fo:text-align="justify" style:justify-single-word="false"/>
      <style:text-properties style:font-name="DejaVu Sans" fo:font-size="12pt" officeooo:rsid="0059044a" officeooo:paragraph-rsid="0059044a" style:font-size-asian="12pt" style:font-size-complex="12pt"/>
    </style:style>
    <style:style style:name="P30" style:family="paragraph" style:parent-style-name="Standard">
      <style:paragraph-properties fo:text-align="justify" style:justify-single-word="false"/>
      <style:text-properties style:font-name="DejaVu Sans" fo:font-size="12pt" officeooo:rsid="005a1c15" officeooo:paragraph-rsid="0059044a" style:font-size-asian="12pt" style:font-size-complex="12pt"/>
    </style:style>
    <style:style style:name="P31" style:family="paragraph" style:parent-style-name="Standard">
      <style:paragraph-properties fo:text-align="justify" style:justify-single-word="false"/>
      <style:text-properties style:font-name="DejaVu Sans" fo:font-size="12pt" officeooo:rsid="005ee33e" officeooo:paragraph-rsid="005e3b0c" style:font-size-asian="12pt" style:font-size-complex="12pt"/>
    </style:style>
    <style:style style:name="P32" style:family="paragraph" style:parent-style-name="Standard">
      <style:paragraph-properties fo:text-align="justify" style:justify-single-word="false"/>
      <style:text-properties style:font-name="DejaVu Sans" officeooo:paragraph-rsid="0059044a"/>
    </style:style>
    <style:style style:name="P33" style:family="paragraph" style:parent-style-name="Standard">
      <style:paragraph-properties fo:text-align="justify" style:justify-single-word="false"/>
      <style:text-properties style:font-name="DejaVu Sans" officeooo:rsid="005e3b0c" officeooo:paragraph-rsid="005e3b0c"/>
    </style:style>
    <style:style style:name="P34" style:family="paragraph" style:parent-style-name="Standard">
      <style:paragraph-properties fo:text-align="justify" style:justify-single-word="false"/>
      <style:text-properties style:font-name="DejaVu Sans" fo:font-size="12pt" officeooo:rsid="004fc49a" officeooo:paragraph-rsid="004fc49a" style:font-size-asian="12pt" style:font-size-complex="12pt"/>
    </style:style>
    <style:style style:name="P35" style:family="paragraph" style:parent-style-name="Standard">
      <style:paragraph-properties fo:text-align="justify" style:justify-single-word="false"/>
      <style:text-properties style:font-name="DejaVu Sans" fo:font-size="12pt" officeooo:rsid="005e3b0c" officeooo:paragraph-rsid="006327b8" style:font-size-asian="12pt" style:font-size-complex="12pt"/>
    </style:style>
    <style:style style:name="P36" style:family="paragraph" style:parent-style-name="Standard">
      <style:paragraph-properties fo:text-align="justify" style:justify-single-word="false"/>
      <style:text-properties style:font-name="DejaVu Sans" fo:font-size="12pt" officeooo:paragraph-rsid="0059044a" style:font-size-asian="12pt" style:font-size-complex="12pt"/>
    </style:style>
    <style:style style:name="P37" style:family="paragraph" style:parent-style-name="Standard">
      <style:paragraph-properties fo:text-align="justify" style:justify-single-word="false"/>
      <style:text-properties style:font-name="DejaVu Sans" fo:font-size="12pt" officeooo:rsid="001ba6e0" officeooo:paragraph-rsid="001ba6e0" style:font-size-asian="12pt" style:font-size-complex="12pt"/>
    </style:style>
    <style:style style:name="P38" style:family="paragraph" style:parent-style-name="Standard">
      <style:paragraph-properties fo:text-align="justify" style:justify-single-word="false"/>
      <style:text-properties style:font-name="DejaVu Sans" fo:font-size="12pt" officeooo:rsid="006f2150" officeooo:paragraph-rsid="006f2150" style:font-size-asian="12pt" style:font-size-complex="12pt"/>
    </style:style>
    <style:style style:name="P39" style:family="paragraph" style:parent-style-name="Standard">
      <style:paragraph-properties fo:text-align="justify" style:justify-single-word="false"/>
      <style:text-properties style:font-name="DejaVu Sans" fo:font-size="12pt" officeooo:paragraph-rsid="006327b8"/>
    </style:style>
    <style:style style:name="P40" style:family="paragraph" style:parent-style-name="Standard">
      <style:paragraph-properties fo:text-align="justify" style:justify-single-word="false"/>
      <style:text-properties style:font-name="DejaVu Sans" fo:font-size="12pt" officeooo:rsid="00653a1a" officeooo:paragraph-rsid="00653a1a" style:font-size-asian="10.5pt" style:font-size-complex="12pt"/>
    </style:style>
    <style:style style:name="P41" style:family="paragraph" style:parent-style-name="Standard">
      <style:paragraph-properties fo:text-align="justify" style:justify-single-word="false"/>
      <style:text-properties style:font-name="DejaVu Sans" fo:font-size="12pt" officeooo:rsid="006703a9" officeooo:paragraph-rsid="006703a9" style:font-size-asian="10.5pt" style:font-size-complex="12pt"/>
    </style:style>
    <style:style style:name="P42" style:family="paragraph" style:parent-style-name="Standard">
      <style:paragraph-properties fo:text-align="justify" style:justify-single-word="false"/>
      <style:text-properties style:font-name="DejaVu Sans" fo:font-size="12pt" officeooo:rsid="007add62" officeooo:paragraph-rsid="007add62" style:font-size-asian="10.5pt" style:font-size-complex="12pt"/>
    </style:style>
    <style:style style:name="P43" style:family="paragraph" style:parent-style-name="Standard">
      <style:paragraph-properties fo:text-align="justify" style:justify-single-word="false"/>
      <style:text-properties style:font-name="DejaVu Sans" fo:font-size="12pt" officeooo:rsid="007d47ae" officeooo:paragraph-rsid="007d47ae" style:font-size-asian="10.5pt" style:font-size-complex="12pt"/>
    </style:style>
    <style:style style:name="P44" style:family="paragraph" style:parent-style-name="Heading_20_1">
      <style:text-properties officeooo:rsid="006130e1" officeooo:paragraph-rsid="006130e1"/>
    </style:style>
    <style:style style:name="P45" style:family="paragraph" style:parent-style-name="Heading_20_1" style:master-page-name="Standard">
      <style:paragraph-properties style:page-number="auto"/>
    </style:style>
    <style:style style:name="P4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1"/>
    </style:style>
    <style:style style:name="T2" style:family="text">
      <style:text-properties officeooo:rsid="0015f8a0" style:font-name-complex="DejaVu Sans1"/>
    </style:style>
    <style:style style:name="T3" style:family="text">
      <style:text-properties officeooo:rsid="0017a6b1" style:font-name-complex="DejaVu Sans1"/>
    </style:style>
    <style:style style:name="T4" style:family="text">
      <style:text-properties officeooo:rsid="0019c282" style:font-name-complex="DejaVu Sans1"/>
    </style:style>
    <style:style style:name="T5" style:family="text">
      <style:text-properties officeooo:rsid="0017eeba" style:font-name-complex="DejaVu Sans1"/>
    </style:style>
    <style:style style:name="T6" style:family="text">
      <style:text-properties officeooo:rsid="001a4f88" style:font-name-complex="DejaVu Sans1"/>
    </style:style>
    <style:style style:name="T7" style:family="text">
      <style:text-properties officeooo:rsid="001fc78e" style:font-name-complex="DejaVu Sans1"/>
    </style:style>
    <style:style style:name="T8" style:family="text">
      <style:text-properties officeooo:rsid="00219aff" style:font-name-complex="DejaVu Sans1"/>
    </style:style>
    <style:style style:name="T9" style:family="text">
      <style:text-properties officeooo:rsid="002a3c16" style:font-name-complex="DejaVu Sans1"/>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style:style style:name="T16" style:family="text">
      <style:text-properties officeooo:rsid="002b6d6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77ad2" style:font-style-asian="italic" style:font-weight-asian="bold" style:font-style-complex="italic" style:font-weight-complex="bold"/>
    </style:style>
    <style:style style:name="T19" style:family="text">
      <style:text-properties fo:font-style="italic" fo:font-weight="bold" officeooo:rsid="002b6d6f" style:font-style-asian="italic" style:font-weight-asian="bold" style:font-style-complex="italic" style:font-weight-complex="bold"/>
    </style:style>
    <style:style style:name="T20" style:family="text">
      <style:text-properties fo:font-style="italic" fo:font-weight="bold" officeooo:rsid="002fc3f2" style:font-style-asian="italic" style:font-weight-asian="bold" style:font-style-complex="italic" style:font-weight-complex="bold"/>
    </style:style>
    <style:style style:name="T21" style:family="text">
      <style:text-properties fo:font-style="italic" fo:font-weight="bold" officeooo:rsid="0030c12e" style:font-style-asian="italic" style:font-weight-asian="bold" style:font-style-complex="italic" style:font-weight-complex="bold"/>
    </style:style>
    <style:style style:name="T22" style:family="text">
      <style:text-properties fo:font-style="italic" fo:font-weight="bold" officeooo:rsid="005e2fda" style:font-style-asian="italic" style:font-weight-asian="bold" style:font-style-complex="italic" style:font-weight-complex="bold"/>
    </style:style>
    <style:style style:name="T23" style:family="text">
      <style:text-properties fo:font-style="italic" fo:font-weight="bold" officeooo:rsid="00634c91" style:font-size-asian="12pt" style:font-style-asian="italic" style:font-weight-asian="bold" style:font-size-complex="12pt" style:font-style-complex="italic" style:font-weight-complex="bold"/>
    </style:style>
    <style:style style:name="T24" style:family="text">
      <style:text-properties fo:font-style="italic" style:font-style-asian="italic" style:font-style-complex="italic"/>
    </style:style>
    <style:style style:name="T25" style:family="text">
      <style:text-properties fo:font-style="italic" officeooo:rsid="00655150" style:font-style-asian="italic" style:font-style-complex="italic"/>
    </style:style>
    <style:style style:name="T26" style:family="text">
      <style:text-properties fo:font-style="italic" fo:font-weight="normal" officeooo:rsid="007b117c" style:font-style-asian="italic" style:font-weight-asian="normal" style:font-style-complex="italic" style:font-weight-complex="normal"/>
    </style:style>
    <style:style style:name="T27" style:family="text">
      <style:text-properties officeooo:rsid="002ba1eb"/>
    </style:style>
    <style:style style:name="T28" style:family="text">
      <style:text-properties officeooo:rsid="002d9464"/>
    </style:style>
    <style:style style:name="T29" style:family="text">
      <style:text-properties officeooo:rsid="002fc3f2"/>
    </style:style>
    <style:style style:name="T30" style:family="text">
      <style:text-properties officeooo:rsid="0030c12e"/>
    </style:style>
    <style:style style:name="T31" style:family="text">
      <style:text-properties officeooo:rsid="0035162c"/>
    </style:style>
    <style:style style:name="T32" style:family="text">
      <style:text-properties officeooo:rsid="0040ab47"/>
    </style:style>
    <style:style style:name="T33" style:family="text">
      <style:text-properties officeooo:rsid="00499126"/>
    </style:style>
    <style:style style:name="T34" style:family="text">
      <style:text-properties officeooo:rsid="004f6933"/>
    </style:style>
    <style:style style:name="T35" style:family="text">
      <style:text-properties officeooo:rsid="004fc49a"/>
    </style:style>
    <style:style style:name="T36" style:family="text">
      <style:text-properties officeooo:rsid="005222c7"/>
    </style:style>
    <style:style style:name="T37" style:family="text">
      <style:text-properties officeooo:rsid="00534c82"/>
    </style:style>
    <style:style style:name="T38" style:family="text">
      <style:text-properties officeooo:rsid="005791dc"/>
    </style:style>
    <style:style style:name="T39" style:family="text">
      <style:text-properties fo:font-size="12pt" officeooo:rsid="0059044a" style:font-size-asian="12pt" style:font-size-complex="12pt"/>
    </style:style>
    <style:style style:name="T40" style:family="text">
      <style:text-properties fo:font-size="12pt" officeooo:rsid="005a1c15" style:font-size-asian="12pt" style:font-size-complex="12pt"/>
    </style:style>
    <style:style style:name="T41" style:family="text">
      <style:text-properties fo:font-size="12pt" officeooo:rsid="005cb5c6" style:font-size-asian="12pt" style:font-size-complex="12pt"/>
    </style:style>
    <style:style style:name="T42" style:family="text">
      <style:text-properties fo:font-size="12pt" officeooo:rsid="00626401" style:font-size-asian="12pt" style:font-size-complex="12pt"/>
    </style:style>
    <style:style style:name="T43" style:family="text">
      <style:text-properties fo:font-size="12pt" fo:font-style="italic" fo:font-weight="bold" officeooo:rsid="0059044a" style:font-size-asian="12pt" style:font-style-asian="italic" style:font-weight-asian="bold" style:font-size-complex="12pt" style:font-style-complex="italic" style:font-weight-complex="bold"/>
    </style:style>
    <style:style style:name="T44" style:family="text">
      <style:text-properties officeooo:rsid="005e2fda"/>
    </style:style>
    <style:style style:name="T45" style:family="text">
      <style:text-properties officeooo:rsid="00625313"/>
    </style:style>
    <style:style style:name="T46" style:family="text">
      <style:text-properties officeooo:rsid="005a1c15"/>
    </style:style>
    <style:style style:name="T47" style:family="text">
      <style:text-properties officeooo:rsid="005ee33e"/>
    </style:style>
    <style:style style:name="T48" style:family="text">
      <style:text-properties fo:font-variant="normal" fo:text-transform="none" fo:color="#000000" style:font-name="sans-serif" fo:letter-spacing="normal" fo:font-style="normal" fo:font-weight="normal" style:font-size-asian="12pt" style:font-size-complex="12pt"/>
    </style:style>
    <style:style style:name="T49" style:family="text">
      <style:text-properties fo:font-variant="normal" fo:text-transform="none" fo:color="#000000" style:font-name="sans-serif" fo:letter-spacing="normal" fo:font-style="normal" fo:font-weight="normal" officeooo:rsid="00634c91" style:font-size-asian="12pt" style:font-size-complex="12pt"/>
    </style:style>
    <style:style style:name="T50" style:family="text">
      <style:text-properties fo:font-variant="normal" fo:text-transform="none" fo:color="#000000" style:font-name="sans-serif" fo:letter-spacing="normal" fo:font-style="italic" fo:font-weight="bold" style:font-size-asian="12pt" style:font-style-asian="italic" style:font-weight-asian="bold" style:font-size-complex="12pt" style:font-style-complex="italic" style:font-weight-complex="bold"/>
    </style:style>
    <style:style style:name="T51" style:family="text">
      <style:text-properties officeooo:rsid="006327b8" style:font-size-asian="12pt" style:font-size-complex="12pt"/>
    </style:style>
    <style:style style:name="T52" style:family="text">
      <style:text-properties officeooo:rsid="00634c91" style:font-size-asian="12pt" style:font-size-complex="12pt"/>
    </style:style>
    <style:style style:name="T53" style:family="text">
      <style:text-properties fo:color="#000000" officeooo:rsid="00634c91" style:font-size-asian="12pt" style:font-size-complex="12pt"/>
    </style:style>
    <style:style style:name="T54" style:family="text">
      <style:text-properties fo:font-style="normal" fo:font-weight="normal" officeooo:rsid="007b117c" style:font-style-asian="normal" style:font-weight-asian="normal" style:font-style-complex="normal" style:font-weight-complex="normal"/>
    </style:style>
    <style:style style:name="T55" style:family="text">
      <style:text-properties officeooo:rsid="00655150"/>
    </style:style>
    <style:style style:name="T56" style:family="text">
      <style:text-properties officeooo:rsid="006703a9"/>
    </style:style>
    <style:style style:name="T57" style:family="text">
      <style:text-properties officeooo:rsid="006846e7"/>
    </style:style>
    <style:style style:name="T58" style:family="text">
      <style:text-properties officeooo:rsid="00699e88"/>
    </style:style>
    <style:style style:name="T59" style:family="text">
      <style:text-properties officeooo:rsid="006ba93b"/>
    </style:style>
    <style:style style:name="T60" style:family="text">
      <style:text-properties officeooo:rsid="006de821"/>
    </style:style>
    <style:style style:name="T61" style:family="text">
      <style:text-properties officeooo:rsid="0070ea32"/>
    </style:style>
    <style:style style:name="T62" style:family="text">
      <style:text-properties officeooo:rsid="0078c3a4"/>
    </style:style>
    <style:style style:name="T63" style:family="text">
      <style:text-properties officeooo:rsid="0078f059"/>
    </style:style>
    <style:style style:name="T64" style:family="text">
      <style:text-properties officeooo:rsid="007c42f6"/>
    </style:style>
    <style:style style:name="T65" style:family="text">
      <style:text-properties officeooo:rsid="007e2dbf"/>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45" text:outline-level="1">Abstract</text:h>
      <text:p text:style-name="P1"/>
      <text:p text:style-name="P4"><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6"><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6"><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4" text:outline-level="1"><text:soft-page-break/>Okvir rada</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1. Uvod</text:h>
      <text:p text:style-name="P7"/>
      <text:p text:style-name="P12">U uvodnom dijelu pokusacemo razmotriti pozadinska razmatranja koja vode do izucavanja klase konacnih diskretnih modela nazvanih celijski automati. </text:p>
      <text:p text:style-name="P12"/>
      <text:p text:style-name="P13">Prvo cemo dati pregled kroz specifican primjer da se uoce neke od osnovnih karakteristika ovih sistema.</text:p>
      <text:p text:style-name="P12"/>
      <text:p text:style-name="P12"><text:span text:style-name="T27">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12"/>
      <text:p text:style-name="P26">Bice dat i pregled potencijalnih primjena te motivacija za izucavanje oblasti celijskih automata, <text:span text:style-name="T61">te se ovaj dio moze smatrati neformalnim uvodom u cjelokupnu oblast.</text:span></text:p>
      <text:p text:style-name="P7"/>
      <text:h text:style-name="Heading_20_2" text:outline-level="2">1.1 <text:span text:style-name="T45">Osnovni pregled</text:span></text:h>
      <text:p text:style-name="P7"/>
      <text:p text:style-name="P8">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8"/>
      <text:p text:style-name="P8">Najjednostavniji takav je primjer je beskonacna dvodimenzionalna ravna ploca prekrivena kvadratima koje cemo nazvati <text:span text:style-name="T17">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8"/>
      <text:p text:style-name="P8">// <text:span text:style-name="T14">slika 1 – celija sa susjedstvom (4x4 grid)</text:span></text:p>
      <text:p text:style-name="P8"/>
      <text:p text:style-name="P10">Na slici 1 imamo prikazanu dosad opisanu celiju sa svojim susjednim celijama, te svaka od njih ima svoje definisano stanje. <text:span text:style-name="T28">Celije su oznacene brojevima 1-16 radi njihovog referiranja unutar teksta, te ovi </text:span><text:soft-page-break/><text:span text:style-name="T28">brojevi ne predstavljaju dio modela.</text:span></text:p>
      <text:p text:style-name="P8"/>
      <text:p text:style-name="P8">// <text:span text:style-name="T14">slika 2 – 2D grid sa pocetnom konfiguracijom</text:span></text:p>
      <text:p text:style-name="P8"/>
      <text:p text:style-name="P9"><text:span text:style-name="T15">Na slici 2 prikazan je skupe celija koje zajedno cine 2d </text:span><text:span text:style-name="T18">grid</text:span><text:span text:style-name="T15">. Primijetimo da je nemoguce simulirati beskonacni grid konacnim kompjutacionim metodama, pa se u praksi gotovo uvijek ogranicavamo na konacne dimenzije. Ovdje nastaje problem sta raditi sa rubnim celijama, te ce ta tematika biti detaljnije kasnije obradjena. </text:span></text:p>
      <text:p text:style-name="P9"/>
      <text:p text:style-name="P9">Ovakav raspored nazvacemo <text:span text:style-name="T17">konfiguracija</text:span>. U konfiguraciji, svaka celija ima svoje 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organizovanih celija sa svojim pocetnim stanjima u konacnom gridu nazivamo </text:span><text:span text:style-name="T18">inicijalna konfiguracija grida</text:span><text:span text:style-name="T15">.</text:span></text:p>
      <text:p text:style-name="P9"/>
      <text:p text:style-name="P11">Naravno, dosadasnja definicija celijski automata ne bi imala nikakvog smisla, s obzirom da imamo samo pocetnu konfiguraciju i grid. Medjutim, ono sto cini celijske automate pravim modelima koji se mogu koristiti u razne svrhe je takozvana <text:span text:style-name="T17">evolucija </text:span><text:span text:style-name="T19">celijskih automata</text:span>. Nakon sto se uspostavi inicijalna konfiguracija <text:span text:style-name="T16">grida, ovaj sistem moze da se stavi u evoluciju. To znaci da ce svaka od celija da mijenja svoje stanje prema nekim pravilima, te ce cijelokupan sistem da se mijenja prema tim pravilima u diskretnim vremenskim intervalima.</text:span></text:p>
      <text:p text:style-name="P14"/>
      <text:p text:style-name="P14">// <text:span text:style-name="T30">slika 3 – tipovi susjedstva (moore, von Neumann, custom)</text:span></text:p>
      <text:p text:style-name="P14"/>
      <text:p text:style-name="P19">Sljedece stanje svake individualne celije zavisi od njenog trenutnog stanja, kao i <text:span text:style-name="T29">okolnih celija, te se prema ovim parametrima i formiraju pravila. Susjedne koje okruzuju datu celiju a uzimaju se u obzir prilikom rancunanja sljedeceg stanja kolektivno se nazivaju </text:span><text:span text:style-name="T20">susjedstvo </text:span><text:span text:style-name="T21">(eng. neighborhood)</text:span><text:span text:style-name="T29">. Evidentno je da izbor susjedstva nije jedinstven. Na slici 3 prikazano je nekoliko nacina izbora susjedstva. Najpoznatija dva ovakva tipa su Moore-ovo i von Neumann-ovo susjedstvo prikazano na slici, ali nije iskljuceno i kreiranje proizvoljnog susjedstva.</text:span></text:p>
      <text:p text:style-name="P20"/>
      <text:p text:style-name="P20">// <text:span text:style-name="T32">slika 4 – ruleset picker za jednostavno 4-von nemannovo susjedstvo</text:span></text:p>
      <text:p text:style-name="P20"/>
      <text:p text:style-name="P15">Nakon sto se izabere koje celije ucestvuju u formiranju susjsedsva, formira se i skup pravila koji govori o tome kako celija evoluira na osnovu svog stanja i stanja svojih susjeda. <text:span text:style-name="T31">Na slici 4 je u gornjem dijelu naveden i nacin specifikacije pravila za von Neumannovo-ovo sujedstvo gdje se za svaku pojedinacnu kombinaciju susjedstva na </text:span><text:soft-page-break/><text:span text:style-name="T31">osnovu trenutnog stanja celija bira iduce stanje iste. Tako sa slike mozemo uociti npr. ukoliko je celija okruzena sa tri bijele celije iznad, lijevo i desno, te crnom celijom ispod, ukoliko je trenutno stanje off prelazi u on, dok ukoliko je trenutno stanje on prelazi u off.</text:span></text:p>
      <text:p text:style-name="P15"/>
      <text:p text:style-name="P16">// <text:span text:style-name="T33">slika 5 - tri koraka game of life-a</text:span></text:p>
      <text:p text:style-name="P16"/>
      <text:p text:style-name="P18">Kako su stanja binarna, ukoliko <draw:g text:anchor-type="as-char" svg:y="-0.0756in" draw:z-index="0" draw:style-name="gr1"><svg:title>TexMaths</svg:title><svg:desc>12§display§n§svg§600§FALSE</svg:desc><draw:polygon draw:style-name="gr2" draw:text-style-name="P46" svg:width="0.0996in" svg:height="0.0713in" svg:x="0in" svg:y="0.002in" svg:viewBox="0 0 254 182" draw:points="127,182 0,182 0,0 254,0 254,182"><text:p/></draw:polygon><draw:path draw:style-name="gr3" draw:text-style-name="P46"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31"> </text:span><text:span text:style-name="T31"><draw:g text:anchor-type="as-char" svg:y="-0.1744in" draw:z-index="1" draw:style-name="gr1"><svg:title>TexMaths</svg:title><svg:desc>12§display§2^{2^{n + 1}}§svg§600§FALSE</svg:desc><draw:polygon draw:style-name="gr2" draw:text-style-name="P46" svg:width="0.3646in" svg:height="0.174in" svg:x="0in" svg:y="0in" svg:viewBox="0 0 927 443" draw:points="464,443 0,443 0,0 927,0 927,443"><text:p/></draw:polygon><draw:path draw:style-name="gr3" draw:text-style-name="P46"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3" draw:text-style-name="P46"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46"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3" draw:text-style-name="P46" svg:width="0.0693in" svg:height="0.0697in" svg:x="0.2307in" svg:y="0in" svg:viewBox="0 0 177 178" svg:d="M95 95h73c4 0 9 0 9-6s-5-6-9-6h-73v-75c0-2 0-8-6-8s-6 6-6 8v75h-75c-2 0-8 0-8 6s6 6 8 6h75v73c0 4 0 10 6 10s6-6 6-10z"><text:p/></draw:path><draw:path draw:style-name="gr3" draw:text-style-name="P46" svg:width="0.0343in" svg:height="0.0555in" svg:x="0.3197in" svg:y="0in" svg:viewBox="0 0 88 142" svg:d="M54 6c0-6 0-6-7-6-16 13-39 13-43 13h-4v10h4c4 0 19 0 31-6v107c0 6 0 8-23 8h-11v10c12-1 31-1 43-1 14 0 32 0 44 1v-10h-11c-23 0-23-2-23-8z"><text:p/></draw:path></draw:g></text:span><text:span text:style-name="T31"> mogucih pravila evolucije. Tako za jednostavno Moore-ovo susjedstvood 8 susjednih celija postoji </text:span><text:span text:style-name="T31"><draw:g text:anchor-type="as-char" svg:y="-0.1752in" draw:z-index="2" draw:style-name="gr1"><svg:title>TexMaths</svg:title><svg:desc>12§display§2^{2^{8 + 1}} = 2^{2^9} = 1.34 \times 10^{154}§svg§600§FALSE</svg:desc><draw:polygon draw:style-name="gr2" draw:text-style-name="P46" svg:width="1.8921in" svg:height="0.1886in" svg:x="0.0539in" svg:y="0in" svg:viewBox="0 0 4807 480" draw:points="2403,480 0,480 0,0 4807,0 4807,480"><text:p/></draw:polygon><draw:path draw:style-name="gr3" draw:text-style-name="P46" svg:width="0.0661in" svg:height="0.111in" svg:x="-0.0004in" svg:y="0.063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46" svg:width="0.0516in" svg:height="0.0772in" svg:x="0.0811in" svg:y="0.027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46" svg:width="0.0429in" svg:height="0.0575in" svg:x="0.1469in" svg:y="0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3" draw:text-style-name="P46" svg:width="0.0689in" svg:height="0.0697in" svg:x="0.2047in" svg:y="0in" svg:viewBox="0 0 176 178" svg:d="M95 95h73c4 0 8 0 8-6s-4-6-8-6h-73v-75c0-2 0-8-6-8s-6 6-6 8v75h-75c-2 0-8 0-8 6s6 6 8 6h75v73c0 4 0 10 6 10s6-6 6-10z"><text:p/></draw:path><draw:path draw:style-name="gr3" draw:text-style-name="P46" svg:width="0.0343in" svg:height="0.0555in" svg:x="0.2937in" svg:y="0in" svg:viewBox="0 0 88 142" svg:d="M54 6c0-6 0-6-7-6-16 13-39 13-43 13h-4v10h4c4 0 19 0 31-6v107c0 6 0 8-23 8h-11v10c12-1 31-1 43-1 14 0 32 0 44 1v-10h-11c-23 0-23-2-23-8z"><text:p/></draw:path><draw:path draw:style-name="gr3" draw:text-style-name="P46" svg:width="0.1106in" svg:height="0.039in" svg:x="0.4106in" svg:y="0.113in" svg:viewBox="0 0 282 100" svg:d="M268 17c6 0 14 0 14-9 0-8-8-8-14-8h-254c-6 0-14 0-14 8 0 9 8 9 14 9zM268 100c6 0 14 0 14-9 0-8-8-8-14-8h-254c-6 0-14 0-14 8 0 9 8 9 14 9z"><text:p/></draw:path><draw:path draw:style-name="gr3" draw:text-style-name="P46" svg:width="0.0661in" svg:height="0.111in" svg:x="0.585in" svg:y="0.063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46" svg:width="0.0516in" svg:height="0.0772in" svg:x="0.6669in" svg:y="0.027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46" svg:width="0.0429in" svg:height="0.0575in" svg:x="0.7323in" svg:y="0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3" draw:text-style-name="P46" svg:width="0.1106in" svg:height="0.039in" svg:x="0.8539in" svg:y="0.113in" svg:viewBox="0 0 282 100" svg:d="M268 17c6 0 14 0 14-9 0-8-8-8-14-8h-254c-6 0-14 0-14 8 0 9 8 9 14 9zM268 100c6 0 14 0 14-9 0-8-8-8-14-8h-254c-6 0-14 0-14 8 0 9 8 9 14 9z"><text:p/></draw:path><draw:path draw:style-name="gr3" draw:text-style-name="P46" svg:width="0.0547in" svg:height="0.111in" svg:x="1.035in" svg:y="0.063in" svg:viewBox="0 0 140 283" svg:d="M88 11c0-10 0-11-10-11-26 28-65 28-78 28v13c8 0 34 0 55-12v220c0 16-1 21-39 21h-14v13c16-1 52-1 70-1 17 0 54 0 68 1v-13h-13c-38 0-39-5-39-21z"><text:p/></draw:path><draw:path draw:style-name="gr3" draw:text-style-name="P46" svg:width="0.0177in" svg:height="0.0177in" svg:x="1.1177in" svg:y="0.1567in" svg:viewBox="0 0 46 46" svg:d="M46 23c0-12-10-23-23-23-12 0-23 11-23 23 0 13 11 23 23 23 13 0 23-10 23-23z"><text:p/></draw:path><draw:path draw:style-name="gr3" draw:text-style-name="P46" svg:width="0.0689in" svg:height="0.1146in" svg:x="1.1563in" svg:y="0.063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46" svg:width="0.0736in" svg:height="0.113in" svg:x="1.2366in" svg:y="0.0598in" svg:viewBox="0 0 188 288" svg:d="M113 218v36c0 16-1 20-33 20h-8v14c17-2 40-2 58-2 16 0 39 0 57 2v-14h-9c-32 0-33-4-33-20v-36h43v-13h-43v-194c0-9 0-11-6-11-5 0-6 0-8 5l-131 200v13zM115 205h-103l103-159z"><text:p/></draw:path><draw:path draw:style-name="gr3" draw:text-style-name="P46" svg:width="0.0803in" svg:height="0.0803in" svg:x="1.3768in" svg:y="0.0921in" svg:viewBox="0 0 205 205" svg:d="M103 90l-85-84c-5-5-6-6-10-6-3 0-8 4-8 8s1 4 6 9l84 85-84 86c-5 5-6 6-6 8 0 5 5 9 8 9 4 0 5 0 10-6l84-85 88 88c1 1 4 3 7 3 5 0 8-4 8-9 0 0 0-2-1-5-1 0-68-67-90-89l78-77c2-3 8-8 11-11 0-1 2-2 2-6s-3-8-8-8c-4 0-6 1-10 6z"><text:p/></draw:path><draw:path draw:style-name="gr3" draw:text-style-name="P46" svg:width="0.0547in" svg:height="0.111in" svg:x="1.5331in" svg:y="0.063in" svg:viewBox="0 0 140 283" svg:d="M88 11c0-10 0-11-10-11-26 28-65 28-78 28v13c8 0 34 0 55-12v220c0 16-1 21-39 21h-14v13c16-1 52-1 70-1 17 0 54 0 68 1v-13h-13c-38 0-39-5-39-21z"><text:p/></draw:path><draw:path draw:style-name="gr3" draw:text-style-name="P46" svg:width="0.0701in" svg:height="0.1146in" svg:x="1.6075in" svg:y="0.063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46" svg:width="0.0425in" svg:height="0.0772in" svg:x="1.6969in" svg:y="0.0276in" svg:viewBox="0 0 109 197" svg:d="M67 8c0-8 0-8-8-8-19 19-47 19-59 19v11c7 0 26 0 43-8v151c0 10 0 14-30 14h-11v10c5 0 42-1 53-1 10 0 47 1 54 1v-10h-12c-30 0-30-4-30-14z"><text:p/></draw:path><draw:path draw:style-name="gr3" draw:text-style-name="P46" svg:width="0.0516in" svg:height="0.0795in" svg:x="1.7579in" svg:y="0.0276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 draw:text-style-name="P46" svg:width="0.0571in" svg:height="0.0787in" svg:x="1.8213in" svg:y="0.0252in" svg:viewBox="0 0 146 201" svg:d="M146 152v-11h-33v-133c0-6 0-8-6-8-4 0-5 0-9 4l-98 137v11h88v25c0 10 0 13-24 13h-9v11c16-1 34-1 45-1 12 0 30 0 45 1v-11h-8c-24 0-24-3-24-13v-25zM90 32v109h-79z"><text:p/></draw:path></draw:g></text:span><text:span text:style-name="T31"> mogucih pravila evolucije. Ovo opazanje ce biti kasnije detaljnije objasnjeno. </text:span></text:p>
      <text:p text:style-name="P17"/>
      <text:p text:style-name="P23">Na slici 5 data su 3 koraka evolucije sistema sa jednim od specificnih pravila, te je ovo dobro poznata konfiguracija nazvana Game of Life. Vidimo da opisana cisto lokalna interakcija moze da kreira poprilicno kompleksne oblike, te ce se dalje ispitati kolika je ta kompleksnost i na koji nacin se mogu koristiti ova zapazanja za neke generalnije kompjutacije.</text:p>
      <text:p text:style-name="P22"/>
      <text:p text:style-name="P21"/>
      <text:h text:style-name="Heading_20_2" text:outline-level="2">1.<text:span text:style-name="T10">2</text:span> Historija</text:h>
      <text:p text:style-name="P7"/>
      <text:p text:style-name="P38">Da bismo dobili opstu sliku oblasti, te razloga nastanka i razvoja iste, potrebno je istraziti kako je doslo do pitanja i problema koja su dovela do toga da se naucna javnost zainteresira.</text:p>
      <text:p text:style-name="P7"/>
      <text:p text:style-name="P24">Kao i sve ostale oblasti nauke i matematike, tako su i celijski automati <text:span text:style-name="T34">nastali pokusajem odgovaranja na specifican skup pitanja koji se kasnije prosirio u cijelu oblast nakon sto se uvidjela njihova moguca generalnost i opstija primjena.</text:span></text:p>
      <text:p text:style-name="P24"/>
      <text:p text:style-name="P25">Pioniri ove konkretne oblasti bili <text:span text:style-name="T36">1940-ih</text:span> su istrazivaci u Los Alamos Nacionalnoj Laboratorji <text:span text:style-name="T17">Stanislaw Ulam</text:span> i <text:span text:style-name="T17">John von Neumann</text:span>. <text:span text:style-name="T38">Zanimljiva je cinjenica da su se bavili ovom oblasti sa strane u vidu hobija. </text:span>Oni su se, <text:span text:style-name="T37">posebno von Neumann,</text:span> inicijalno zanimali pokusajem da naprave sistem u kojem bi bilo moguce da entitet unutar <text:span text:style-name="T35">samog sistema</text:span> vrsi <text:span text:style-name="T17">samoreplikaciju</text:span>. <text:span text:style-name="T35">Ovo bi znacilo da odredjeni objekat</text:span> pravi identicnu kopiju samoga sebe, <text:span text:style-name="T35">te bi ta kopija takodjer pravila svoju kopiju ad infimum</text:span>. </text:p>
      <text:p text:style-name="P25"/>
      <text:p text:style-name="P28">Prvobitno je von Neumann zelio da kreira robota koji bi vrsio samoreplikaciju (sto danas nazivamo kinematskim – realnim modelom samoreplikacije), medjutim nakon teskoca pri nalazenju ogromnog <text:soft-page-break/>broja dijelova koje bi robot morao da ima na raspolaganju da bi izvrsio ovaj zadatak, te nakon prijedloga Ulama, odlucio je da iskoristi <text:span text:style-name="T57">apstraktni </text:span>diskretni model za ovaj zadatak. <text:span text:style-name="T57">Model koji je koristio moze se smatrati prvim primjerom koristenja celijskih automata.</text:span></text:p>
      <text:p text:style-name="P28"/>
      <text:p text:style-name="P28">Ovo predstavlja pocetak oblasti diskretnih sistema celijskih automata. Rezultat je bio ono sto danas nazivamo von Neumann-ov univerzalni <text:s/>konstruktor. <text:span text:style-name="T44">On se sastoji od celijskih automata koji imaju 29 stanja i potrebno je ~200.000 celija da bi se izgradio univerzalni konstruktor. Von Neumann je dao okvirni dizajn i dokaz postojanja, ali nikada nije implementirao ovaj sistem. [1] Tek 1990-ih godina je grupa predvodjena italijanskim naucnikom </text:span><text:span text:style-name="T22">Pasaventom</text:span><text:span text:style-name="T44"> uspjela da napravi pravu implementaciju ovoga sistema, iako je ideja konceptualno zaceta gotovo 50 godina prije prve implementacije.</text:span></text:p>
      <text:p text:style-name="P27"/>
      <text:p text:style-name="P35"><text:span text:style-name="T46">N</text:span>esto kasnije, 1950-ih, ista dvojica naucnika <text:span text:style-name="T58">iz Los Alamos laboratorija</text:span> iskoristili su celijske automate u prvom pokusaju modeliranja <text:span text:style-name="T47">realnosti</text:span> koristeci iste. Kreirali su model koji <text:span text:style-name="T17">predvidja kretanje fluida</text:span> na nacin da smatraju fluid sastavljenim od diskretnih jedinica – <text:span text:style-name="T47">celijskih automata,</text:span> cije kretanje zavisi od susjednih jedinica. <text:span text:style-name="T47">Na ovaj nacin moguce je aproksimirati kretanje cjelokupnog fluida modeliranjem samo lokalne interakcije susjednih cestica. Ovim modelom pokazano je da celijski automati imaju i siru primjenu van cisto teoretskih razmatranja za koja su ranije koristeni, te ovo predstavlja svojevrsni pocetak generalne primjene ove vrste modela u nauci.</text:span></text:p>
      <text:p text:style-name="P27"/>
      <text:p text:style-name="P32"><text:span text:style-name="T41">Trebalo bi napomenuti i da je n</text:span><text:span text:style-name="T39">eke od ranih istrazivanja u ovom polju vrsio i pionir u oblasti vjestackog zivota, norvesko-italijanski naucnik </text:span><text:span text:style-name="T43">Nils Aall Baricelli </text:span><text:span text:style-name="T40">koji je jedan od prvih prepoznao potencijalnu univerzalnost celijskih automata kao modela koji mogu predstavljati realne pojave.</text:span></text:p>
      <text:p text:style-name="P36"/>
      <text:p text:style-name="P39"><text:span text:style-name="T51">Jos neku od ranih primjena celijski automati nasli su u modeliranju </text:span><text:span text:style-name="T23">propagacije talasa u medijima</text:span><text:span text:style-name="T52">. Rani ovakav model celijskih automata konstruisan je 1940-ih. Medjutim kako je taj model koristio kontinualnu funkciju kao signal, ne moze se smatrati diskretnim modelom celijskih automata, tako da su prvi pravi ovakav model koristen u svrhe modeliranja impulsa kardio sistema u covjecijem tijelu konstruki</text:span><text:span text:style-name="T53">sali </text:span><text:span text:style-name="T50">J. M. Greenberg</text:span><text:span text:style-name="T48"> </text:span><text:span text:style-name="T49">i </text:span><text:span text:style-name="T50">S. P. Hastings</text:span><text:span text:style-name="T48"> 1978-</text:span><text:span text:style-name="T49">e. Ovaj model je i dalje cesto koristen i referenciran u istrazivackim radovima.</text:span></text:p>
      <text:p text:style-name="P33"><text:span text:style-name="T42"/></text:p>
      <text:p text:style-name="P40">Prvih dvadeset godina od pojavljivanja modela celijskih automata, gotovo niko nije izvrsavao rigorozno naucno <text:span text:style-name="T59">i matematicko</text:span> ispitivanje osobina ovih sistema. Jedan od pionirskih radova u polju bio je rad <text:span text:style-name="T55">americkog matematicara</text:span> <text:span text:style-name="T17">Gustava A. Hedlunda</text:span>, koji je kroz matematicku oblastu dinamika simbola <text:span text:style-name="T55">(koju je sam i osnovao, eng. </text:span><text:soft-page-break/><text:span text:style-name="T25">symbolic dynamics</text:span><text:span text:style-name="T55">)</text:span> posmatrao celijske automate kao mijenjajuce nizove simbola <text:span text:style-name="T56">uz odredjena pravila prelaza</text:span>. <text:span text:style-name="T56">Ovime je dosao do nekih od najkorisnih rezultata u ovom polju.</text:span> Njegov rad <text:span text:style-name="T63">iz 1969-e</text:span> zajedno sa Curtis-Hedlund-Lyndon teoremom <text:span text:style-name="T56">za koju snosi djelomicne zasluge,</text:span> koja klasificira globalni prostor pravila automata, i dalje predstavlja jednu od osnova za bilo koga ko planira da se upusti u ozbiljnije ispitivanje ove vrste sistema.</text:p>
      <text:p text:style-name="P40"/>
      <text:p text:style-name="P41">Pravu popularizaciju oblast je dozivjela pametno konstruisanim primjerom od strane britanskog <text:span text:style-name="T60">matematicara i fizicara</text:span> <text:span text:style-name="T17">John Conway</text:span>-a <text:span text:style-name="T62">1970-e godine</text:span>. On je svoj specifican model baziran na dvodimenzionalnim celijskim automatima prikladno nazvao <text:span text:style-name="T17">Igra zivota</text:span> (eng. <text:span text:style-name="T24">Game of Life</text:span>). <text:span text:style-name="T60">Ovaj model je standardni dvodimenzionalni sistem celijskih automata sa dva stanja, medjutim uprkos jednostavnim pravilima, nakon sto se sistem pusti u rad, pocinju da se pojavljuju visoko kompleksne strukture koje ispoljavaju osobine koje bi mogli pripisati i nekim zivim bicima, krecu se, jedu jedni druge, razmnozavaju se i slicno – zbog ovoga je model i dobio svoje ime. Upravo zbog ovih osobina gdje se visoka kompleksnost javlja iz poprilicno jednostavnih pravila, Igra a samim tim i oblast celijskih automata dozivjela je veliku popularizaciju, te vecina ljudi za celijske automate sazna upravo iz ovog primjera. Iako se ovaj model smatrao pretezno dijelom rekreativne matematike te sredstvom popularizacije ideje celijskih automata za siru javnost, nesto kasnije je Berlekamp u saradnji sa jos nekoliko matematicara dokazao univerzalnost Igre zivota, tj. da sistem moze ekvivalentno da se koristi u svrhu univerzalne kompjutacije kao i <text:s/>bilo koji drugi racunar prema Turingovoj tezi.</text:span></text:p>
      <text:p text:style-name="P41"/>
      <text:p text:style-name="P42">Mozemo napomenuti da je i njemacki racunarski pionir <text:span text:style-name="T17">Konrad Zuse </text:span><text:span text:style-name="T54">1969-e u svojoj knjizi </text:span><text:span text:style-name="T26">Racunajuci svemir </text:span>raspravljao neke od sirih filozofskih implikacija sistema celijskih automata. <text:span text:style-name="T64">On je naveo da je moguce da cijelokupan univerzum zapravo jedan veliki celijski automat koji se sinhrono update-a u vremenskim koracima, te je ova ideja otvorila prostor za potpuno novu oblast nazvanu digitalna fizika.</text:span></text:p>
      <text:p text:style-name="P40"/>
      <text:p text:style-name="P43">Najdetalnjije i rigoroznije ispitivanje osobina celijskih automata izvrsio je u svojim radovima tokom dvadeset godina istrazivanja britanski matematicar i fizicar <text:span text:style-name="T17">Stephen Wolfram</text:span>, koji se smatra jednom od najbitnijih figura za ovu oblast. <text:span text:style-name="T65">Poceo je sa svojim istrazivanjima 1981-e u pokusajima da razmotri kako se kompleksni uzorci u prirodi formiraju naizgled narusavajuci drugi zakon termodinamike. Tada je izvrsavao simulacije na ranim racunarima, te nekon sto je u simulacije unio odredjene klase celijskih automata, bio je zapanjen kolika kompleksnost proizilazi iz jednostavnih pravila koje je postavio. Ovo naizgled kontraintuitivno ponasanje koje ga je zapanjilo navelo ga je da u iducim decenijama prebaci svoju sferu rada sa fizike na matematiku i </text:span><text:soft-page-break/><text:span text:style-name="T65">kompjutersku nauku. U seriji od preko dvadeset radova Wolfram je izvrsio klasifikaciju i opisao osobine pretezno jednodimenzionalnih celijskih automata, te predlozio mnoge njihove primjene kao alternativu trenutno koristenim modelima poput parcijalnih diferencijalnih jednacina.</text:span></text:p>
      <text:p text:style-name="P31"/>
      <text:p text:style-name="P32"/>
      <text:p text:style-name="P30"/>
      <text:p text:style-name="P32"/>
      <text:p text:style-name="P30"/>
      <text:p text:style-name="P29"/>
      <text:p text:style-name="P27"/>
      <text:p text:style-name="P25"/>
      <text:p text:style-name="P25"/>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Reference</text:p>
      <text:p text:style-name="P3"/>
      <text:p text:style-name="P3">[1] Schiff Intro 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DejaVu Sans1" svg:font-family="'DejaVu Sans'"/>
    <style:font-face style:name="SimSun" svg:font-family="SimSun, FZShuSong-Z01"/>
    <style:font-face style:name="sans-serif" svg:font-family="sans-serif"/>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Quotations" style:family="graphic" style:parent-style-name="Graphics">
      <style:graphic-properties svg:width="5.4209in" fo:min-height="0.0161in" text:anchor-type="paragraph" svg:x="0.1492in" svg:y="0.1563in"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7-20T15:29:25.163441203</dc:date>
    <meta:editing-cycles>110</meta:editing-cycles>
    <meta:editing-duration>P1DT1H25M37S</meta:editing-duration>
    <meta:generator>LibreOffice/4.2.8.2$Linux_X86_64 LibreOffice_project/420m0$Build-2</meta:generator>
    <meta:document-statistic meta:table-count="0" meta:image-count="0" meta:object-count="0" meta:page-count="8" meta:paragraph-count="41" meta:word-count="1992" meta:character-count="13562" meta:non-whitespace-character-count="11589"/>
    <meta:user-defined meta:name="KSOProductBuildVer">1033-9.1.0.4953</meta:user-defined>
  </office:meta>
</office:document-meta>
</file>